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s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a xlink:href="https://www.youtube.com/watch?v=sVkURNfxPd4" xlink:type="simple">https://www.youtube.com/watch?v=sVkURNfxPd4</text:a></text:p>
            <text:p>https://www.youtube.com/watch?v=hlRQTj1D9L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05-04T22:34:52</dc:date>
          <text:p>x</text:p>
        </officeooo:annotation>
        <officeooo:annotation svg:x="1cm" svg:y="0cm">
          <dc:date>2023-05-04T22:34:52</dc:date>
          <text:p/>
        </officeooo:annotation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ands</text:p>
          </draw:text-box>
        </draw:frame>
        <draw:frame presentation:style-name="pr4" draw:text-style-name="P2" draw:layer="layout" svg:width="26.345cm" svg:height="11.809cm" svg:x="0.254cm" svg:y="3.685cm" presentation:class="outline" presentation:user-transformed="true">
          <draw:text-box>
            <text:list text:style-name="L4">
              <text:list-item>
                <text:p text:style-name="P2"><text:span text:style-name="T1">Need a gpg to encrypt password and xclip to put the key word on the clipboard</text:span></text:p>
              </text:list-item>
              <text:list-item>
                <text:p text:style-name="P2"><text:span text:style-name="T1">pass init email address</text:span></text:p>
              </text:list-item>
              <text:list-item>
                <text:p text:style-name="P2"><text:span text:style-name="T1">pass add email then ask for the password</text:span></text:p>
                <text:list>
                  <text:list-item>
                    <text:p><text:span text:style-name="T1">encrypts the keyword</text:span></text:p>
                  </text:list-item>
                </text:list>
              </text:list-item>
              <text:list-item>
                <text:p><text:span text:style-name="T1">pass email – retrieves the password</text:span></text:p>
              </text:list-item>
              <text:list-item>
                <text:p><text:span text:style-name="T1">passmenu will give you a list and then it will copy it to the clipboard</text:span></text:p>
                <text:list>
                  <text:list-item>
                    <text:p><text:span text:style-name="T1">requires dmenu</text:span></text:p>
                  </text:list-item>
                </text:list>
              </text:list-item>
              <text:list-item>
                <text:p><text:span text:style-name="T1">pass or pass ls will show the list of passwords</text:span></text:p>
              </text:list-item>
              <text:list-item>
                <text:p><text:span text:style-name="T1">utilities </text:span></text:p>
                <text:list>
                  <text:list-item>
                    <text:p><text:span text:style-name="T1">passmenu – Use demu to show a pssword of the encrypted files in p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5-04T22:34:47.294824852</meta:creation-date>
    <dc:date>2023-05-08T10:33:50.469416402</dc:date>
    <meta:editing-duration>P3DT5H54M49S</meta:editing-duration>
    <meta:editing-cycles>1</meta:editing-cycles>
    <meta:document-statistic meta:object-count="29"/>
    <meta:generator>LibreOffice/6.3.4.2$MacOSX_X86_64 LibreOffice_project/60da17e045e08f1793c57c00ba83cdfce946d0aa</meta:generator>
  </office:meta>
</office:document-meta>
</file>